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3bd0" officeooo:paragraph-rsid="0000327a"/>
    </style:style>
    <style:style style:name="P2" style:family="paragraph" style:parent-style-name="Standard">
      <style:text-properties officeooo:rsid="0000ff1a" officeooo:paragraph-rsid="0000ff1a"/>
    </style:style>
    <style:style style:name="P3" style:family="paragraph" style:parent-style-name="Standard">
      <style:text-properties officeooo:rsid="0001613c" officeooo:paragraph-rsid="0001613c"/>
    </style:style>
    <style:style style:name="T1" style:family="text">
      <style:text-properties officeooo:rsid="0000327a"/>
    </style:style>
    <style:style style:name="T2" style:family="text">
      <style:text-properties officeooo:rsid="0001613c"/>
    </style:style>
    <style:style style:name="T3" style:family="text">
      <style:text-properties officeooo:rsid="0002b3d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rm<text:span text:style-name="T1">3 </text:span>Project<text:span text:style-name="T1">1</text:span> </text:p>
      <text:p text:style-name="P1"/>
      <text:p text:style-name="P1">Author : Kahren Arzoumanian</text:p>
      <text:p text:style-name="P1"/>
      <text:p text:style-name="P1">Date : <text:span text:style-name="T1">10</text:span>-<text:span text:style-name="T1">26</text:span>-2017 </text:p>
      <text:p text:style-name="P1"/>
      <text:p text:style-name="P1"/>
      <text:p text:style-name="P2">Project Breakdown:</text:p>
      <text:p text:style-name="P2"/>
      <text:p text:style-name="P2"><text:span text:style-name="T2">I developed and debugged this project in two phases. In the first phase, </text:span><text:s/>first, based on the lecture material and sample code, I implemented the portion that gets the car moving around the track without concerning other cars within the ego car lane or in neighboring lanes. For this task, the concept was to generate a set of 50 waypoints representing the path we would like the ego car to take with separation between the points that reflect the velocity we want the ego car to travel at since each point is visited every 0.02 seconds. </text:p>
      <text:p text:style-name="P2"/>
      <text:p text:style-name="P2">A second important design consideration was to ensure continuity between generating the next 50 waypoints where we would pick up any of the unused points from the previous path. </text:p>
      <text:p text:style-name="P2"/>
      <text:p text:style-name="P2">The third important adjustment was to translate the data provided by the simulator from Map coordinates to car coordinates <text:span text:style-name="T2">then after generating new path points to go back to Map coordinates before feeding them to the simulator.</text:span></text:p>
      <text:p text:style-name="P2"/>
      <text:p text:style-name="P3">In the second phase, I added my algorithm that drove the decisions by the ego car in terms of speed control and lane changes. To do this, I would first go through all of the sensor fusion info provided by the simultor and determine a) closest car within my lane b) closest car in my left lane, if it exists c) closest car in my right lane, if it exists. Using this information, I then measure the distance to the closest car in my lane and when I get too close I would determine whether I should change to left lane, to right lane or stay in lane and slow down. </text:p>
      <text:p text:style-name="P3"/>
      <text:p text:style-name="P3">Final observations: </text:p>
      <text:p text:style-name="P3">I have observed my implementation go through many successful lanes changes, sometimes successive ones where immediately after a lane change it changes further for the right reason. </text:p>
      <text:p text:style-name="P3">The problem I have not been able to address is related to controlling jerk. I have this problem during initial start as well as during lane changes. </text:p>
      <text:p text:style-name="P3"/>
      <text:p text:style-name="P3">The jerkiness at start up is baffling to me as I start with low reference velocity, 4-6 mph and increase my 1mph every command. Anything slower typically ends up being rear-ended…. <text:span text:style-name="T3">It is unclear to me whether number of path-points has an impact.</text:span></text:p>
      <text:p text:style-name="P3"/>
      <text:p text:style-name="P3">The jerkiness during lane change I suspect has to do with path points but again I am not clear on how to <text:s/>tamper down the angle with which <text:span text:style-name="T3">the ego car changes lane. </text:span></text:p>
      <text:p text:style-name="P3"/>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6T19:43:17.589601232</meta:creation-date>
    <dc:date>2017-10-26T20:09:49.080918686</dc:date>
    <meta:editing-duration>PT2M40S</meta:editing-duration>
    <meta:editing-cycles>2</meta:editing-cycles>
    <meta:generator>LibreOffice/5.1.6.2$Linux_X86_64 LibreOffice_project/10m0$Build-2</meta:generator>
    <meta:document-statistic meta:table-count="0" meta:image-count="0" meta:object-count="0" meta:page-count="1" meta:paragraph-count="13" meta:word-count="416" meta:character-count="2344" meta:non-whitespace-character-count="1930"/>
  </office:meta>
</office:document-meta>
</file>